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0.924cm"/>
    </style:style>
    <style:style style:name="co2" style:family="table-column">
      <style:table-column-properties fo:break-before="auto" style:column-width="2.0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938cm"/>
    </style:style>
    <style:style style:name="co5" style:family="table-column">
      <style:table-column-properties fo:break-before="auto" style:column-width="4.81cm"/>
    </style:style>
    <style:style style:name="co6" style:family="table-column">
      <style:table-column-properties fo:break-before="auto" style:column-width="0.358cm"/>
    </style:style>
    <style:style style:name="co7" style:family="table-column">
      <style:table-column-properties fo:break-before="auto" style:column-width="0.58cm"/>
    </style:style>
    <style:style style:name="co8" style:family="table-column">
      <style:table-column-properties fo:break-before="auto" style:column-width="0.773cm"/>
    </style:style>
    <style:style style:name="co9" style:family="table-column">
      <style:table-column-properties fo:break-before="auto" style:column-width="9.178cm"/>
    </style:style>
    <style:style style:name="co10" style:family="table-column">
      <style:table-column-properties fo:break-before="auto" style:column-width="1.686cm"/>
    </style:style>
    <style:style style:name="co11" style:family="table-column">
      <style:table-column-properties fo:break-before="auto" style:column-width="0.912cm"/>
    </style:style>
    <style:style style:name="co12" style:family="table-column">
      <style:table-column-properties fo:break-before="auto" style:column-width="0.524cm"/>
    </style:style>
    <style:style style:name="co13" style:family="table-column">
      <style:table-column-properties fo:break-before="auto" style:column-width="0.855cm"/>
    </style:style>
    <style:style style:name="co14" style:family="table-column">
      <style:table-column-properties fo:break-before="auto" style:column-width="8.735cm"/>
    </style:style>
    <style:style style:name="co15" style:family="table-column">
      <style:table-column-properties fo:break-before="auto" style:column-width="1.438cm"/>
    </style:style>
    <style:style style:name="co16" style:family="table-column">
      <style:table-column-properties fo:break-before="auto" style:column-width="17.637cm"/>
    </style:style>
    <style:style style:name="co17" style:family="table-column">
      <style:table-column-properties fo:break-before="auto" style:column-width="5.198cm"/>
    </style:style>
    <style:style style:name="co18" style:family="table-column">
      <style:table-column-properties fo:break-before="auto" style:column-width="3.515cm"/>
    </style:style>
    <style:style style:name="co19" style:family="table-column">
      <style:table-column-properties fo:break-before="auto" style:column-width="0.494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672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0">
      <style:table-cell-properties fo:background-color="#dddddd" style:text-align-source="fix" style:repeat-content="false" fo:border="0.74pt solid #000000"/>
      <style:paragraph-properties fo:text-align="end" fo:margin-left="0cm"/>
      <style:text-properties style:font-name="Arial" fo:font-weight="normal" style:font-weight-asian="normal" style:font-weight-complex="normal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8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66ff00"/>
    </style:style>
    <style:style style:name="ce88" style:family="table-cell" style:parent-style-name="Default">
      <style:table-cell-properties fo:background-color="#ffff00"/>
    </style:style>
    <style:style style:name="ce89" style:family="table-cell" style:parent-style-name="Default">
      <style:table-cell-properties fo:background-color="#ffcc00"/>
    </style:style>
    <style:style style:name="ce90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94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9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ext-properties fo:font-size="8pt" style:font-size-asian="8pt" style:font-size-complex="8pt"/>
    </style:style>
    <style:style style:name="ce97" style:family="table-cell" style:parent-style-name="Default" style:data-style-name="N11">
      <style:text-properties fo:font-size="8pt" style:font-size-asian="8pt" style:font-size-complex="8pt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01.12.22</text:p>
          </table:table-cell>
          <table:table-cell table:style-name="ce16" office:value-type="date" office:date-value="2023-01-01" calcext:value-type="date">
            <text:p>01.01.23</text:p>
          </table:table-cell>
          <table:table-cell table:style-name="ce16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  <table:table-cell table:style-name="ce21" office:value-type="date" office:date-value="2024-01-01" calcext:value-type="date">
            <text:p>01.01.24</text:p>
          </table:table-cell>
          <table:table-cell table:style-name="ce21" office:value-type="date" office:date-value="2024-02-01" calcext:value-type="date">
            <text:p>01.02.24</text:p>
          </table:table-cell>
          <table:table-cell table:style-name="ce21" office:value-type="date" office:date-value="2024-03-01" calcext:value-type="date">
            <text:p>01.03.24</text:p>
          </table:table-cell>
          <table:table-cell table:style-name="ce21" office:value-type="date" office:date-value="2024-04-01" calcext:value-type="date">
            <text:p>01.04.24</text:p>
          </table:table-cell>
          <table:table-cell table:style-name="ce21" office:value-type="date" office:date-value="2024-05-01" calcext:value-type="date">
            <text:p>01.05.24</text:p>
          </table:table-cell>
          <table:table-cell table:style-name="ce21" office:value-type="date" office:date-value="2024-06-01" calcext:value-type="date">
            <text:p>01.06.24</text:p>
          </table:table-cell>
          <table:table-cell table:style-name="ce21" office:value-type="date" office:date-value="2024-07-01" calcext:value-type="date">
            <text:p>01.07.24</text:p>
          </table:table-cell>
          <table:table-cell table:style-name="ce21" office:value-type="date" office:date-value="2024-08-01" calcext:value-type="date">
            <text:p>01.08.24</text:p>
          </table:table-cell>
          <table:table-cell table:style-name="ce21" office:value-type="date" office:date-value="2024-09-01" calcext:value-type="date">
            <text:p>01.09.24</text:p>
          </table:table-cell>
          <table:table-cell table:style-name="ce21" office:value-type="date" office:date-value="2024-10-01" calcext:value-type="date">
            <text:p>01.10.24</text:p>
          </table:table-cell>
          <table:table-cell table:style-name="ce21" office:value-type="date" office:date-value="2024-11-01" calcext:value-type="date">
            <text:p>01.11.24</text:p>
          </table:table-cell>
          <table:table-cell table:style-name="ce21" office:value-type="date" office:date-value="2024-12-01" calcext:value-type="date">
            <text:p>01.12.24</text:p>
          </table:table-cell>
        </table:table-row>
        <table:table-row table:style-name="ro2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7" table:formula="of:=(1295+1.025*1874)" office:value-type="float" office:value="3215.85" calcext:value-type="float">
            <text:p>3215.85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3">
          <table:table-cell table:style-name="ce171" office:value-type="string" calcext:value-type="string">
            <text:p>Abfallsäcke</text:p>
          </table:table-cell>
          <table:table-cell table:style-name="ce18" table:number-columns-repeated="3"/>
          <table:table-cell table:style-name="ce244" office:value-type="float" office:value="50" calcext:value-type="float">
            <text:p>50</text:p>
          </table:table-cell>
          <table:table-cell table:style-name="ce244" table:number-columns-repeated="2"/>
          <table:table-cell table:style-name="ce244" office:value-type="float" office:value="50" calcext:value-type="float">
            <text:p>50</text:p>
          </table:table-cell>
          <table:table-cell table:style-name="ce244" table:number-columns-repeated="2"/>
          <table:table-cell table:style-name="ce244" office:value-type="float" office:value="50" calcext:value-type="float">
            <text:p>50</text:p>
          </table:table-cell>
          <table:table-cell table:style-name="ce248" table:number-columns-repeated="2"/>
          <table:table-cell table:style-name="ce248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7" table:number-columns-repeated="2"/>
          <table:table-cell table:style-name="ce27" office:value-type="float" office:value="50" calcext:value-type="float">
            <text:p>50</text:p>
          </table:table-cell>
        </table:table-row>
        <table:table-row table:style-name="ro3">
          <table:table-cell table:style-name="ce171" office:value-type="string" calcext:value-type="string">
            <text:p>Bankschliessfach</text:p>
          </table:table-cell>
          <table:table-cell table:style-name="ce18" office:value-type="float" office:value="161.55" calcext:value-type="float">
            <text:p>161.55</text:p>
          </table:table-cell>
          <table:table-cell table:style-name="ce18" table:number-columns-repeated="2"/>
          <table:table-cell table:style-name="ce244" table:number-columns-repeated="7"/>
          <table:table-cell table:style-name="ce248"/>
          <table:table-cell table:style-name="ce249"/>
          <table:table-cell table:style-name="ce46" office:value-type="float" office:value="161.55" calcext:value-type="float">
            <text:p>161.55</text:p>
          </table:table-cell>
          <table:table-cell table:style-name="ce23" table:number-columns-repeated="9"/>
          <table:table-cell table:style-name="ce27"/>
          <table:table-cell table:style-name="ce28" office:value-type="float" office:value="161.55" calcext:value-type="float">
            <text:p>161.55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Besuch (Essen/Bier)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illag</text:p>
          </table:table-cell>
          <table:table-cell table:style-name="ce18"/>
          <table:table-cell table:number-columns-repeated="2" table:style-name="ce18" office:value-type="float" office:value="175" calcext:value-type="float">
            <text:p>175</text:p>
          </table:table-cell>
          <table:table-cell table:style-name="ce244" table:number-columns-repeated="7"/>
          <table:table-cell table:style-name="ce248" table:number-columns-repeated="3"/>
          <table:table-cell table:number-columns-repeated="2" table:style-name="ce23" office:value-type="float" office:value="100" calcext:value-type="float">
            <text:p>100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table:number-columns-repeated="6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ücher / Lizenzen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Cablecom</text:p>
          </table:table-cell>
          <table:table-cell table:number-columns-repeated="2" table:style-name="ce19" office:value-type="float" office:value="127" calcext:value-type="float">
            <text:p>127</text:p>
          </table:table-cell>
          <table:table-cell table:style-name="ce19"/>
          <table:table-cell table:style-name="ce245" table:number-columns-repeated="7"/>
          <table:table-cell table:style-name="ce40" table:number-columns-repeated="3"/>
          <table:table-cell table:style-name="ce24" table:number-columns-repeated="9"/>
          <table:table-cell table:style-name="ce28" table:number-columns-repeated="3"/>
        </table:table-row>
        <table:table-row table:style-name="ro3">
          <table:table-cell table:style-name="ce171" office:value-type="string" calcext:value-type="string">
            <text:p>Yallo</text:p>
          </table:table-cell>
          <table:table-cell table:style-name="ce19" table:number-columns-repeated="2"/>
          <table:table-cell table:style-name="ce19" office:value-type="float" office:value="76.8" calcext:value-type="float">
            <text:p>76.8</text:p>
          </table:table-cell>
          <table:table-cell table:style-name="ce245" office:value-type="float" office:value="133" calcext:value-type="float">
            <text:p>133</text:p>
          </table:table-cell>
          <table:table-cell table:number-columns-repeated="6" table:style-name="ce245" office:value-type="float" office:value="34" calcext:value-type="float">
            <text:p>34</text:p>
          </table:table-cell>
          <table:table-cell table:number-columns-repeated="3" table:style-name="ce40" office:value-type="float" office:value="34" calcext:value-type="float">
            <text:p>34</text:p>
          </table:table-cell>
          <table:table-cell table:style-name="ce24" table:number-columns-repeated="9"/>
          <table:table-cell table:style-name="ce28" table:number-columns-repeated="3"/>
        </table:table-row>
        <table:table-row table:style-name="ro3">
          <table:table-cell table:style-name="ce171" office:value-type="string" calcext:value-type="string">
            <text:p>Coiffeur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lektronik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9" calcext:value-type="float">
            <text:p>39</text:p>
          </table:table-cell>
          <table:table-cell table:style-name="ce18" table:formula="of:=96+70" office:value-type="float" office:value="166" calcext:value-type="float">
            <text:p>166</text:p>
          </table:table-cell>
          <table:table-cell table:style-name="ce244" table:number-columns-repeated="3"/>
          <table:table-cell table:style-name="ce245"/>
          <table:table-cell table:style-name="ce244" table:number-columns-repeated="3"/>
          <table:table-cell table:style-name="ce248" table:number-columns-repeated="3"/>
          <table:table-cell table:style-name="ce23" table:number-columns-repeated="5"/>
          <table:table-cell table:style-name="ce24"/>
          <table:table-cell table:style-name="ce23" table:number-columns-repeated="3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Essen</text:p>
          </table:table-cell>
          <table:table-cell table:style-name="ce18" table:number-columns-repeated="2"/>
          <table:table-cell table:style-name="ce18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Franchise / Rechnungen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halt Artikel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rat Versicherung</text:p>
          </table:table-cell>
          <table:table-cell table:style-name="ce18" office:value-type="float" office:value="207.7" calcext:value-type="float">
            <text:p>207.7</text:p>
          </table:table-cell>
          <table:table-cell table:style-name="ce18" table:number-columns-repeated="2"/>
          <table:table-cell table:style-name="ce244" table:number-columns-repeated="3"/>
          <table:table-cell table:style-name="ce244" office:value-type="float" office:value="207.7" calcext:value-type="float">
            <text:p>207.7</text:p>
          </table:table-cell>
          <table:table-cell table:style-name="ce244" table:number-columns-repeated="3"/>
          <table:table-cell table:style-name="ce248" table:number-columns-repeated="2"/>
          <table:table-cell table:style-name="ce250" office:value-type="float" office:value="207.7" calcext:value-type="float">
            <text:p>207.7</text:p>
          </table:table-cell>
          <table:table-cell table:style-name="ce23" table:number-columns-repeated="5"/>
          <table:table-cell table:style-name="ce23" office:value-type="float" office:value="207.7" calcext:value-type="float">
            <text:p>207.7</text:p>
          </table:table-cell>
          <table:table-cell table:style-name="ce23" table:number-columns-repeated="3"/>
          <table:table-cell table:style-name="ce27" table:number-columns-repeated="2"/>
          <table:table-cell table:style-name="ce27" office:value-type="float" office:value="200.9" calcext:value-type="float">
            <text:p>200.9</text:p>
          </table:table-cell>
        </table:table-row>
        <table:table-row table:style-name="ro3">
          <table:table-cell table:style-name="ce171" office:value-type="string" calcext:value-type="string">
            <text:p>Hostpoint &amp; Kimsufi</text:p>
          </table:table-cell>
          <table:table-cell table:style-name="ce18" table:number-columns-repeated="3"/>
          <table:table-cell table:style-name="ce244"/>
          <table:table-cell table:style-name="ce244" office:value-type="float" office:value="89.6" calcext:value-type="float">
            <text:p>89.6</text:p>
          </table:table-cell>
          <table:table-cell table:style-name="ce244" table:number-columns-repeated="5"/>
          <table:table-cell table:style-name="ce248" office:value-type="float" office:value="89.6" calcext:value-type="float">
            <text:p>89.6</text:p>
          </table:table-cell>
          <table:table-cell table:style-name="ce248" table:number-columns-repeated="2"/>
          <table:table-cell table:style-name="ce23" table:number-columns-repeated="3"/>
          <table:table-cell table:style-name="ce23" office:value-type="float" office:value="89.6" calcext:value-type="float">
            <text:p>89.6</text:p>
          </table:table-cell>
          <table:table-cell table:style-name="ce23" table:number-columns-repeated="5"/>
          <table:table-cell table:style-name="ce27" office:value-type="float" office:value="89.6" calcext:value-type="float">
            <text:p>89.6</text:p>
          </table:table-cell>
          <table:table-cell table:style-name="ce27" table:number-columns-repeated="2"/>
        </table:table-row>
        <table:table-row table:style-name="ro3">
          <table:table-cell table:style-name="ce171" office:value-type="string" calcext:value-type="string">
            <text:p>Kleider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örperpflege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 Selbstbehalt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50" calcext:value-type="float">
            <text:p>50</text:p>
          </table:table-cell>
          <table:table-cell table:style-name="ce38" office:value-type="float" office:value="300" calcext:value-type="float">
            <text:p>300</text:p>
          </table:table-cell>
          <table:table-cell table:style-name="ce244" table:number-columns-repeated="6"/>
          <table:table-cell table:style-name="ce248" table:number-columns-repeated="3"/>
          <table:table-cell table:number-columns-repeated="4" table:style-name="ce23" office:value-type="float" office:value="200" calcext:value-type="float">
            <text:p>200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</text:p>
          </table:table-cell>
          <table:table-cell table:style-name="ce18" office:value-type="float" office:value="425" calcext:value-type="float">
            <office:annotation draw:style-name="gr1" draw:text-style-name="P2" svg:width="2.899cm" svg:height="1.799cm" svg:x="13.588cm" svg:y="9.258cm" draw:caption-point-x="-0.61cm" draw:caption-point-y="1.51cm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2" table:style-name="ce18" office:value-type="float" office:value="463" calcext:value-type="float">
            <text:p>463</text:p>
          </table:table-cell>
          <table:table-cell table:number-columns-repeated="7" table:style-name="ce244" office:value-type="float" office:value="463" calcext:value-type="float">
            <text:p>463</text:p>
          </table:table-cell>
          <table:table-cell table:number-columns-repeated="3" table:style-name="ce250" office:value-type="float" office:value="463" calcext:value-type="float">
            <text:p>463</text:p>
          </table:table-cell>
          <table:table-cell table:number-columns-repeated="5" table:style-name="ce23" office:value-type="float" office:value="425" calcext:value-type="float">
            <text:p>425</text:p>
          </table:table-cell>
          <table:table-cell table:style-name="ce23" office:value-type="float" office:value="425" calcext:value-type="float">
            <office:annotation draw:style-name="gr1" draw:text-style-name="P2" svg:width="2.899cm" svg:height="1.799cm" svg:x="50.735cm" svg:y="9.258cm" draw:caption-point-x="-0.61cm" draw:caption-point-y="1.51cm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425</text:p>
          </table:table-cell>
          <table:table-cell table:number-columns-repeated="3" table:style-name="ce23" office:value-type="float" office:value="425" calcext:value-type="float">
            <text:p>425</text:p>
          </table:table-cell>
          <table:table-cell table:number-columns-repeated="3" table:style-name="ce30" office:value-type="float" office:value="425" calcext:value-type="float">
            <text:p>425</text:p>
          </table:table-cell>
        </table:table-row>
        <table:table-row table:style-name="ro4">
          <table:table-cell table:style-name="ce171" office:value-type="string" calcext:value-type="string">
            <text:p><text:span text:style-name="T2">Geburtstag Maja, Lina, Domi, Kathi, Uschi</text:span>…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Miete (Rombachtäli wär billiger)</text:p>
          </table:table-cell>
          <table:table-cell table:number-columns-repeated="2" table:style-name="ce18" office:value-type="float" office:value="1200" calcext:value-type="float">
            <text:p>1200</text:p>
          </table:table-cell>
          <table:table-cell table:style-name="ce18" office:value-type="float" office:value="1050" calcext:value-type="float">
            <text:p>1050</text:p>
          </table:table-cell>
          <table:table-cell table:number-columns-repeated="7" table:style-name="ce244" office:value-type="float" office:value="1050" calcext:value-type="float">
            <text:p>1050</text:p>
          </table:table-cell>
          <table:table-cell table:number-columns-repeated="3" table:style-name="ce77" office:value-type="float" office:value="1050" calcext:value-type="float">
            <text:p>1050</text:p>
          </table:table-cell>
          <table:table-cell table:number-columns-repeated="9" table:style-name="ce23" office:value-type="float" office:value="1050" calcext:value-type="float">
            <text:p>1050</text:p>
          </table:table-cell>
          <table:table-cell table:number-columns-repeated="3" table:style-name="ce29" office:value-type="float" office:value="1050" calcext:value-type="float">
            <text:p>1050</text:p>
          </table:table-cell>
        </table:table-row>
        <table:table-row table:style-name="ro3">
          <table:table-cell table:style-name="ce171" office:value-type="string" calcext:value-type="string">
            <text:p>Netflix / Kreditkarte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Papeterie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alt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7" table:style-name="ce244" office:value-type="float" office:value="33" calcext:value-type="float">
            <text:p>33</text:p>
          </table:table-cell>
          <table:table-cell table:number-columns-repeated="3" table:style-name="ce250" office:value-type="float" office:value="33" calcext:value-type="float">
            <text:p>33</text:p>
          </table:table-cell>
          <table:table-cell table:number-columns-repeated="2" table:style-name="ce23" office:value-type="float" office:value="33" calcext:value-type="float">
            <text:p>33</text:p>
          </table:table-cell>
          <table:table-cell table:number-columns-repeated="7" table:style-name="ce23" office:value-type="float" office:value="30" calcext:value-type="float">
            <text:p>30</text:p>
          </table:table-cell>
          <table:table-cell table:number-columns-repeated="3" table:style-name="ce27" office:value-type="float" office:value="30" calcext:value-type="float">
            <text:p>30</text:p>
          </table:table-cell>
        </table:table-row>
        <table:table-row table:style-name="ro3">
          <table:table-cell table:style-name="ce171" office:value-type="string" calcext:value-type="string">
            <text:p>Steuern akonto</text:p>
          </table:table-cell>
          <table:table-cell table:style-name="ce18" office:value-type="float" office:value="466" calcext:value-type="float">
            <text:p>466</text:p>
          </table:table-cell>
          <table:table-cell table:style-name="ce18" office:value-type="float" office:value="463" calcext:value-type="float">
            <text:p>463</text:p>
          </table:table-cell>
          <table:table-cell table:style-name="ce18" office:value-type="float" office:value="466" calcext:value-type="float">
            <text:p>466</text:p>
          </table:table-cell>
          <table:table-cell table:style-name="ce244" office:value-type="float" office:value="466" calcext:value-type="float">
            <text:p>466</text:p>
          </table:table-cell>
          <table:table-cell table:number-columns-repeated="6" table:style-name="ce39" office:value-type="float" office:value="425" calcext:value-type="float">
            <text:p>425</text:p>
          </table:table-cell>
          <table:table-cell table:number-columns-repeated="3" table:style-name="ce248" office:value-type="float" office:value="425" calcext:value-type="float">
            <text:p>425</text:p>
          </table:table-cell>
          <table:table-cell table:number-columns-repeated="3" table:style-name="ce25" office:value-type="float" office:value="425" calcext:value-type="float">
            <text:p>425</text:p>
          </table:table-cell>
          <table:table-cell table:style-name="ce25"/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Direkte Bundessteuer</text:p>
          </table:table-cell>
          <table:table-cell table:style-name="ce18" table:number-columns-repeated="2"/>
          <table:table-cell table:style-name="ce18" office:value-type="float" office:value="83" calcext:value-type="float">
            <text:p>83</text:p>
          </table:table-cell>
          <table:table-cell table:style-name="ce244" office:value-type="float" office:value="83" calcext:value-type="float">
            <text:p>83</text:p>
          </table:table-cell>
          <table:table-cell table:style-name="ce244" table:number-columns-repeated="6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trom</text:p>
          </table:table-cell>
          <table:table-cell table:style-name="ce18" table:number-columns-repeated="2"/>
          <table:table-cell table:style-name="ce18" office:value-type="float" office:value="188" calcext:value-type="float">
            <text:p>188</text:p>
          </table:table-cell>
          <table:table-cell table:style-name="ce244" table:number-columns-repeated="2"/>
          <table:table-cell table:style-name="ce244" office:value-type="float" office:value="150" calcext:value-type="float">
            <text:p>150</text:p>
          </table:table-cell>
          <table:table-cell table:style-name="ce244" table:number-columns-repeated="2"/>
          <table:table-cell table:style-name="ce244" office:value-type="float" office:value="150" calcext:value-type="float">
            <text:p>150</text:p>
          </table:table-cell>
          <table:table-cell table:style-name="ce244"/>
          <table:table-cell table:style-name="ce248"/>
          <table:table-cell table:style-name="ce248" office:value-type="float" office:value="150" calcext:value-type="float">
            <text:p>150</text:p>
          </table:table-cell>
          <table:table-cell table:style-name="ce248"/>
          <table:table-cell table:style-name="ce23"/>
          <table:table-cell table:style-name="ce23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/>
          <table:table-cell table:style-name="ce27"/>
          <table:table-cell table:style-name="ce27" office:value-type="float" office:value="150" calcext:value-type="float">
            <text:p>150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SVA Eigenbeitrag akonto</text:p>
          </table:table-cell>
          <table:table-cell table:style-name="ce18"/>
          <table:table-cell table:style-name="ce19" office:value-type="float" office:value="131.9" calcext:value-type="float">
            <text:p>131.9</text:p>
          </table:table-cell>
          <table:table-cell table:style-name="ce18"/>
          <table:table-cell table:style-name="ce244"/>
          <table:table-cell table:style-name="ce245" office:value-type="float" office:value="131.9" calcext:value-type="float">
            <text:p>131.9</text:p>
          </table:table-cell>
          <table:table-cell table:style-name="ce244" table:number-columns-repeated="2"/>
          <table:table-cell table:style-name="ce245" office:value-type="float" office:value="131.9" calcext:value-type="float">
            <text:p>131.9</text:p>
          </table:table-cell>
          <table:table-cell table:style-name="ce244" table:number-columns-repeated="2"/>
          <table:table-cell table:style-name="ce249" office:value-type="float" office:value="131.9" calcext:value-type="float">
            <text:p>131.9</text:p>
          </table:table-cell>
          <table:table-cell table:style-name="ce248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8" office:value-type="float" office:value="131.9" calcext:value-type="float">
            <text:p>131.9</text:p>
          </table:table-cell>
          <table:table-cell table:style-name="ce27" table:number-columns-repeated="2"/>
        </table:table-row>
        <table:table-row table:style-name="ro3">
          <table:table-cell table:style-name="ce4" office:value-type="string" calcext:value-type="string">
            <text:p>Tabak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käfig</text:p>
          </table:table-cell>
          <table:table-cell table:style-name="ce18" table:number-columns-repeated="3"/>
          <table:table-cell table:style-name="ce244" table:number-columns-repeated="5"/>
          <table:table-cell table:style-name="ce244" office:value-type="float" office:value="100" calcext:value-type="float">
            <text:p>100</text:p>
          </table:table-cell>
          <table:table-cell table:style-name="ce244"/>
          <table:table-cell table:style-name="ce248" table:number-columns-repeated="3"/>
          <table:table-cell table:style-name="ce23" table:number-columns-repeated="7"/>
          <table:table-cell table:style-name="ce23" office:value-type="float" office:value="100" calcext:value-type="float">
            <text:p>100</text:p>
          </table:table-cell>
          <table:table-cell table:style-name="ce23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Zugbillete / GA / halbtax</text:p>
          </table:table-cell>
          <table:table-cell table:number-columns-repeated="2" table:style-name="ce18" office:value-type="float" office:value="40" calcext:value-type="float">
            <text:p>40</text:p>
          </table:table-cell>
          <table:table-cell table:style-name="ce18" office:value-type="float" office:value="44" calcext:value-type="float">
            <text:p>44</text:p>
          </table:table-cell>
          <table:table-cell table:number-columns-repeated="7" table:style-name="ce244" office:value-type="float" office:value="44" calcext:value-type="float">
            <text:p>44</text:p>
          </table:table-cell>
          <table:table-cell table:number-columns-repeated="3" table:style-name="ce250" office:value-type="float" office:value="44" calcext:value-type="float">
            <text:p>44</text:p>
          </table:table-cell>
          <table:table-cell table:number-columns-repeated="6" table:style-name="ce23" office:value-type="float" office:value="44" calcext:value-type="float">
            <text:p>44</text:p>
          </table:table-cell>
          <table:table-cell table:number-columns-repeated="3" table:style-name="ce23" office:value-type="float" office:value="40" calcext:value-type="float">
            <text:p>40</text:p>
          </table:table-cell>
          <table:table-cell table:number-columns-repeated="3" table:style-name="ce27" office:value-type="float" office:value="40" calcext:value-type="float">
            <text:p>40</text:p>
          </table:table-cell>
        </table:table-row>
        <table:table-row table:style-name="ro3">
          <table:table-cell table:style-name="ce171" office:value-type="string" calcext:value-type="string">
            <text:p>Zahnarzt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rsten tage / depot</text:p>
          </table:table-cell>
          <table:table-cell table:style-name="ce18" table:number-columns-repeated="3"/>
          <table:table-cell table:style-name="ce244" table:number-columns-repeated="7"/>
          <table:table-cell table:style-name="ce250" table:number-columns-repeated="3"/>
          <table:table-cell table:style-name="ce23" table:number-columns-repeated="9"/>
          <table:table-cell table:style-name="ce30" table:number-columns-repeated="3"/>
        </table:table-row>
        <table:table-row table:style-name="ro3">
          <table:table-cell table:style-name="ce171"/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18" table:formula="of:=SUM([.B3:.B36])" office:value-type="float" office:value="2830.25" calcext:value-type="float">
            <text:p>2830.25</text:p>
          </table:table-cell>
          <table:table-cell table:style-name="ce18" table:formula="of:=SUM([.C3:.C36])" office:value-type="float" office:value="2833.9" calcext:value-type="float">
            <text:p>2833.9</text:p>
          </table:table-cell>
          <table:table-cell table:style-name="ce18" table:formula="of:=SUM([.D3:.D36])" office:value-type="float" office:value="2844.8" calcext:value-type="float">
            <text:p>2844.8</text:p>
          </table:table-cell>
          <table:table-cell table:style-name="ce244" table:formula="of:=SUM([.E3:.E36])" office:value-type="float" office:value="2672" calcext:value-type="float">
            <text:p>2672</text:p>
          </table:table-cell>
          <table:table-cell table:style-name="ce244" table:formula="of:=SUM([.F3:.F36])" office:value-type="float" office:value="2320.5" calcext:value-type="float">
            <text:p>2320.5</text:p>
          </table:table-cell>
          <table:table-cell table:style-name="ce244" table:formula="of:=SUM([.G3:.G36])" office:value-type="float" office:value="2249" calcext:value-type="float">
            <text:p>2249</text:p>
          </table:table-cell>
          <table:table-cell table:style-name="ce244" table:formula="of:=SUM([.H3:.H36])" office:value-type="float" office:value="2356.7" calcext:value-type="float">
            <text:p>2356.7</text:p>
          </table:table-cell>
          <table:table-cell table:style-name="ce244" table:formula="of:=SUM([.I3:.I36])" office:value-type="float" office:value="2230.9" calcext:value-type="float">
            <text:p>2230.9</text:p>
          </table:table-cell>
          <table:table-cell table:style-name="ce244" table:formula="of:=SUM([.J3:.J36])" office:value-type="float" office:value="2349" calcext:value-type="float">
            <text:p>2349</text:p>
          </table:table-cell>
          <table:table-cell table:style-name="ce244" table:formula="of:=SUM([.K3:.K36])" office:value-type="float" office:value="2149" calcext:value-type="float">
            <text:p>2149</text:p>
          </table:table-cell>
          <table:table-cell table:style-name="ce244" table:formula="of:=SUM([.L3:.L36])" office:value-type="float" office:value="2320.5" calcext:value-type="float">
            <text:p>2320.5</text:p>
          </table:table-cell>
          <table:table-cell table:style-name="ce244" table:formula="of:=SUM([.M3:.M36])" office:value-type="float" office:value="2249" calcext:value-type="float">
            <text:p>2249</text:p>
          </table:table-cell>
          <table:table-cell table:style-name="ce244" table:formula="of:=SUM([.N3:.N36])" office:value-type="float" office:value="2518.25" calcext:value-type="float">
            <text:p>2518.25</text:p>
          </table:table-cell>
          <table:table-cell table:style-name="ce23" table:formula="of:=SUM([.O3:.O36])" office:value-type="float" office:value="2408.9" calcext:value-type="float">
            <text:p>2408.9</text:p>
          </table:table-cell>
          <table:table-cell table:style-name="ce23" table:formula="of:=SUM([.P3:.P36])" office:value-type="float" office:value="2427" calcext:value-type="float">
            <text:p>2427</text:p>
          </table:table-cell>
          <table:table-cell table:style-name="ce23" table:formula="of:=SUM([.Q3:.Q36])" office:value-type="float" office:value="2359" calcext:value-type="float">
            <text:p>2359</text:p>
          </table:table-cell>
          <table:table-cell table:style-name="ce23" table:formula="of:=SUM([.R3:.R36])" office:value-type="float" office:value="1970.5" calcext:value-type="float">
            <text:p>1970.5</text:p>
          </table:table-cell>
          <table:table-cell table:style-name="ce23" table:formula="of:=SUM([.S3:.S36])" office:value-type="float" office:value="1699" calcext:value-type="float">
            <text:p>1699</text:p>
          </table:table-cell>
          <table:table-cell table:style-name="ce23" table:formula="of:=SUM([.T3:.T36])" office:value-type="float" office:value="1806.7" calcext:value-type="float">
            <text:p>1806.7</text:p>
          </table:table-cell>
          <table:table-cell table:style-name="ce23" table:formula="of:=SUM([.U3:.U36])" office:value-type="float" office:value="1676.9" calcext:value-type="float">
            <text:p>1676.9</text:p>
          </table:table-cell>
          <table:table-cell table:style-name="ce23" table:formula="of:=SUM([.V3:.V36])" office:value-type="float" office:value="1795" calcext:value-type="float">
            <text:p>1795</text:p>
          </table:table-cell>
          <table:table-cell table:style-name="ce23" table:formula="of:=SUM([.W3:.W36])" office:value-type="float" office:value="1595" calcext:value-type="float">
            <text:p>1595</text:p>
          </table:table-cell>
          <table:table-cell table:style-name="ce27" table:formula="of:=SUM([.X3:.X36])" office:value-type="float" office:value="1766.5" calcext:value-type="float">
            <text:p>1766.5</text:p>
          </table:table-cell>
          <table:table-cell table:style-name="ce27" table:formula="of:=SUM([.Y3:.Y36])" office:value-type="float" office:value="1856.55" calcext:value-type="float">
            <text:p>1856.55</text:p>
          </table:table-cell>
          <table:table-cell table:style-name="ce27" table:formula="of:=SUM([.Z3:.Z36])" office:value-type="float" office:value="1795.9" calcext:value-type="float">
            <text:p>1795.9</text:p>
          </table:table-cell>
        </table:table-row>
        <table:table-row table:style-name="ro3">
          <table:table-cell table:style-name="ce171"/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31" table:formula="of:=[.B2]-[.B37]" office:value-type="float" office:value="338.75" calcext:value-type="float">
            <text:p>338.75</text:p>
          </table:table-cell>
          <table:table-cell table:style-name="ce31" table:formula="of:=[.C2]-[.C37]" office:value-type="float" office:value="381.95" calcext:value-type="float">
            <text:p>381.95</text:p>
          </table:table-cell>
          <table:table-cell table:style-name="ce31" table:formula="of:=[.D2]-[.D37]" office:value-type="float" office:value="417.2" calcext:value-type="float">
            <text:p>417.2</text:p>
          </table:table-cell>
          <table:table-cell table:style-name="ce247" table:formula="of:=[.E2]-[.E37]" office:value-type="float" office:value="590" calcext:value-type="float">
            <text:p>590</text:p>
          </table:table-cell>
          <table:table-cell table:style-name="ce247" table:formula="of:=[.F2]-[.F37]" office:value-type="float" office:value="941.5" calcext:value-type="float">
            <text:p>941.5</text:p>
          </table:table-cell>
          <table:table-cell table:style-name="ce247" table:formula="of:=[.G2]-[.G37]" office:value-type="float" office:value="1013" calcext:value-type="float">
            <text:p>1013</text:p>
          </table:table-cell>
          <table:table-cell table:style-name="ce247" table:formula="of:=[.H2]-[.H37]" office:value-type="float" office:value="905.3" calcext:value-type="float">
            <text:p>905.3</text:p>
          </table:table-cell>
          <table:table-cell table:style-name="ce247" table:formula="of:=[.I2]-[.I37]" office:value-type="float" office:value="1031.1" calcext:value-type="float">
            <text:p>1031.1</text:p>
          </table:table-cell>
          <table:table-cell table:style-name="ce247" table:formula="of:=[.J2]-[.J37]" office:value-type="float" office:value="913" calcext:value-type="float">
            <text:p>913</text:p>
          </table:table-cell>
          <table:table-cell table:style-name="ce247" table:formula="of:=[.K2]-[.K37]" office:value-type="float" office:value="1113" calcext:value-type="float">
            <text:p>1113</text:p>
          </table:table-cell>
          <table:table-cell table:style-name="ce247" table:formula="of:=[.L2]-[.L37]" office:value-type="float" office:value="941.5" calcext:value-type="float">
            <text:p>941.5</text:p>
          </table:table-cell>
          <table:table-cell table:style-name="ce247" table:formula="of:=[.M2]-[.M37]" office:value-type="float" office:value="1013" calcext:value-type="float">
            <text:p>1013</text:p>
          </table:table-cell>
          <table:table-cell table:style-name="ce247" table:formula="of:=[.N2]-[.N37]" office:value-type="float" office:value="743.75" calcext:value-type="float">
            <text:p>743.75</text:p>
          </table:table-cell>
          <table:table-cell table:style-name="ce26" table:formula="of:=[.O2]-[.O37]" office:value-type="float" office:value="760.1" calcext:value-type="float">
            <text:p>760.1</text:p>
          </table:table-cell>
          <table:table-cell table:style-name="ce26" table:formula="of:=[.P2]-[.P37]" office:value-type="float" office:value="742" calcext:value-type="float">
            <text:p>742</text:p>
          </table:table-cell>
          <table:table-cell table:style-name="ce26" table:formula="of:=[.Q2]-[.Q37]" office:value-type="float" office:value="810" calcext:value-type="float">
            <text:p>810</text:p>
          </table:table-cell>
          <table:table-cell table:style-name="ce26" table:formula="of:=[.R2]-[.R37]" office:value-type="float" office:value="1198.5" calcext:value-type="float">
            <text:p>1198.5</text:p>
          </table:table-cell>
          <table:table-cell table:style-name="ce26" table:formula="of:=[.S2]-[.S37]" office:value-type="float" office:value="1470" calcext:value-type="float">
            <text:p>1470</text:p>
          </table:table-cell>
          <table:table-cell table:style-name="ce26" table:formula="of:=[.T2]-[.T37]" office:value-type="float" office:value="1362.3" calcext:value-type="float">
            <text:p>1362.3</text:p>
          </table:table-cell>
          <table:table-cell table:style-name="ce26" table:formula="of:=[.U2]-[.U37]" office:value-type="float" office:value="1492.1" calcext:value-type="float">
            <text:p>1492.1</text:p>
          </table:table-cell>
          <table:table-cell table:style-name="ce26" table:formula="of:=[.V2]-[.V37]" office:value-type="float" office:value="1374" calcext:value-type="float">
            <text:p>1374</text:p>
          </table:table-cell>
          <table:table-cell table:style-name="ce26" table:formula="of:=[.W2]-[.W37]" office:value-type="float" office:value="1574" calcext:value-type="float">
            <text:p>1574</text:p>
          </table:table-cell>
          <table:table-cell table:style-name="ce26" table:formula="of:=[.X2]-[.X37]" office:value-type="float" office:value="1402.5" calcext:value-type="float">
            <text:p>1402.5</text:p>
          </table:table-cell>
          <table:table-cell table:style-name="ce26" table:formula="of:=[.Y2]-[.Y37]" office:value-type="float" office:value="1312.45" calcext:value-type="float">
            <text:p>1312.45</text:p>
          </table:table-cell>
          <table:table-cell table:style-name="ce26" table:formula="of:=[.Z2]-[.Z37]" office:value-type="float" office:value="1373.1" calcext:value-type="float">
            <text:p>1373.1</text:p>
          </table:table-cell>
        </table:table-row>
        <table:table-row table:style-name="ro3">
          <table:table-cell table:style-name="ce199" office:value-type="string" calcext:value-type="string">
            <text:p>Pro Tag</text:p>
          </table:table-cell>
          <table:table-cell table:style-name="ce32" table:formula="of:=[.B39]/30" office:value-type="float" office:value="11.2916666666667" calcext:value-type="float">
            <text:p>11.2916666666667</text:p>
          </table:table-cell>
          <table:table-cell table:style-name="ce32" table:formula="of:=[.O39]/30" office:value-type="float" office:value="25.3366666666667" calcext:value-type="float">
            <text:p>25.3366666666667</text:p>
          </table:table-cell>
          <table:table-cell table:style-name="ce32" table:formula="of:=[.P39]/30" office:value-type="float" office:value="24.7333333333333" calcext:value-type="float">
            <text:p>24.7333333333333</text:p>
          </table:table-cell>
          <table:table-cell table:style-name="ce248" table:formula="of:=[.Q39]/30" office:value-type="float" office:value="27" calcext:value-type="float">
            <text:p>27</text:p>
          </table:table-cell>
          <table:table-cell table:style-name="ce248" table:formula="of:=[.R39]/30" office:value-type="float" office:value="39.95" calcext:value-type="float">
            <text:p>39.95</text:p>
          </table:table-cell>
          <table:table-cell table:style-name="ce248" table:formula="of:=[.S39]/30" office:value-type="float" office:value="49" calcext:value-type="float">
            <text:p>49</text:p>
          </table:table-cell>
          <table:table-cell table:style-name="ce248" table:formula="of:=[.T39]/30" office:value-type="float" office:value="45.41" calcext:value-type="float">
            <text:p>45.41</text:p>
          </table:table-cell>
          <table:table-cell table:style-name="ce248" table:formula="of:=[.U39]/30" office:value-type="float" office:value="49.7366666666667" calcext:value-type="float">
            <text:p>49.7366666666667</text:p>
          </table:table-cell>
          <table:table-cell table:style-name="ce248" table:formula="of:=[.V39]/30" office:value-type="float" office:value="45.8" calcext:value-type="float">
            <text:p>45.8</text:p>
          </table:table-cell>
          <table:table-cell table:style-name="ce248" table:formula="of:=[.W39]/30" office:value-type="float" office:value="52.4666666666667" calcext:value-type="float">
            <text:p>52.4666666666667</text:p>
          </table:table-cell>
          <table:table-cell table:style-name="ce248" table:formula="of:=[.X39]/30" office:value-type="float" office:value="46.75" calcext:value-type="float">
            <text:p>46.75</text:p>
          </table:table-cell>
          <table:table-cell table:style-name="ce248" table:formula="of:=[.Y39]/30" office:value-type="float" office:value="43.7483333333333" calcext:value-type="float">
            <text:p>43.7483333333333</text:p>
          </table:table-cell>
          <table:table-cell table:style-name="ce248" table:formula="of:=[.Z39]/30" office:value-type="float" office:value="45.77" calcext:value-type="float">
            <text:p>45.77</text:p>
          </table:table-cell>
          <table:table-cell table:style-name="ce27" table:formula="of:=[.O39]/30" office:value-type="float" office:value="25.3366666666667" calcext:value-type="float">
            <text:p>25.3366666666667</text:p>
          </table:table-cell>
          <table:table-cell table:style-name="ce27" table:formula="of:=[.P39]/30" office:value-type="float" office:value="24.7333333333333" calcext:value-type="float">
            <text:p>24.7333333333333</text:p>
          </table:table-cell>
          <table:table-cell table:style-name="ce27" table:formula="of:=[.Q39]/30" office:value-type="float" office:value="27" calcext:value-type="float">
            <text:p>27</text:p>
          </table:table-cell>
          <table:table-cell table:style-name="ce27" table:formula="of:=[.R39]/30" office:value-type="float" office:value="39.95" calcext:value-type="float">
            <text:p>39.95</text:p>
          </table:table-cell>
          <table:table-cell table:style-name="ce27" table:formula="of:=[.S39]/30" office:value-type="float" office:value="49" calcext:value-type="float">
            <text:p>49</text:p>
          </table:table-cell>
          <table:table-cell table:style-name="ce27" table:formula="of:=[.T39]/30" office:value-type="float" office:value="45.41" calcext:value-type="float">
            <text:p>45.41</text:p>
          </table:table-cell>
          <table:table-cell table:style-name="ce27" table:formula="of:=[.U39]/30" office:value-type="float" office:value="49.7366666666667" calcext:value-type="float">
            <text:p>49.7366666666667</text:p>
          </table:table-cell>
          <table:table-cell table:style-name="ce27" table:formula="of:=[.V39]/30" office:value-type="float" office:value="45.8" calcext:value-type="float">
            <text:p>45.8</text:p>
          </table:table-cell>
          <table:table-cell table:style-name="ce27" table:formula="of:=[.W39]/30" office:value-type="float" office:value="52.4666666666667" calcext:value-type="float">
            <text:p>52.4666666666667</text:p>
          </table:table-cell>
          <table:table-cell table:style-name="ce27" table:formula="of:=[.X39]/30" office:value-type="float" office:value="46.75" calcext:value-type="float">
            <text:p>46.75</text:p>
          </table:table-cell>
          <table:table-cell table:style-name="ce27" table:formula="of:=[.Y39]/30" office:value-type="float" office:value="43.7483333333333" calcext:value-type="float">
            <text:p>43.7483333333333</text:p>
          </table:table-cell>
          <table:table-cell table:style-name="ce27" table:formula="of:=[.Z39]/30" office:value-type="float" office:value="45.77" calcext:value-type="float">
            <text:p>45.77</text:p>
          </table:table-cell>
        </table:table-row>
        <table:table-row table:style-name="ro5" table:number-rows-repeated="8">
          <table:table-cell table:number-columns-repeated="26"/>
        </table:table-row>
        <table:table-row table:style-name="ro5">
          <table:table-cell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23"/>
        </table:table-row>
        <table:table-row table:style-name="ro5">
          <table:table-cell/>
          <table:table-cell office:value-type="float" office:value="3574" calcext:value-type="float">
            <text:p>3574</text:p>
          </table:table-cell>
          <table:table-cell office:value-type="float" office:value="3642" calcext:value-type="float">
            <text:p>3642</text:p>
          </table:table-cell>
          <table:table-cell table:number-columns-repeated="23"/>
        </table:table-row>
        <table:table-row table:style-name="ro5">
          <table:table-cell/>
          <table:table-cell office:value-type="float" office:value="1757" calcext:value-type="float">
            <text:p>1757</text:p>
          </table:table-cell>
          <table:table-cell office:value-type="float" office:value="1805" calcext:value-type="float">
            <text:p>1805</text:p>
          </table:table-cell>
          <table:table-cell table:number-columns-repeated="23"/>
        </table:table-row>
        <table:table-row table:style-name="ro5">
          <table:table-cell/>
          <table:table-cell office:value-type="float" office:value="1679" calcext:value-type="float">
            <text:p>1679</text:p>
          </table:table-cell>
          <table:table-cell office:value-type="float" office:value="1710" calcext:value-type="float">
            <text:p>1710</text:p>
          </table:table-cell>
          <table:table-cell table:number-columns-repeated="23"/>
        </table:table-row>
        <table:table-row table:style-name="ro5">
          <table:table-cell/>
          <table:table-cell office:value-type="float" office:value="2991" calcext:value-type="float">
            <text:p>2991</text:p>
          </table:table-cell>
          <table:table-cell office:value-type="float" office:value="3037" calcext:value-type="float">
            <text:p>3037</text:p>
          </table:table-cell>
          <table:table-cell table:number-columns-repeated="23"/>
        </table:table-row>
        <table:table-row table:style-name="ro5">
          <table:table-cell/>
          <table:table-cell office:value-type="float" office:value="822" calcext:value-type="float">
            <text:p>822</text:p>
          </table:table-cell>
          <table:table-cell office:value-type="float" office:value="828" calcext:value-type="float">
            <text:p>828</text:p>
          </table:table-cell>
          <table:table-cell table:number-columns-repeated="23"/>
        </table:table-row>
        <table:table-row table:style-name="ro5">
          <table:table-cell/>
          <table:table-cell office:value-type="float" office:value="839" calcext:value-type="float">
            <text:p>839</text:p>
          </table:table-cell>
          <table:table-cell office:value-type="float" office:value="851" calcext:value-type="float">
            <text:p>851</text:p>
          </table:table-cell>
          <table:table-cell table:number-columns-repeated="23"/>
        </table:table-row>
        <table:table-row table:style-name="ro5">
          <table:table-cell/>
          <table:table-cell office:value-type="float" office:value="7568" calcext:value-type="float">
            <text:p>7568</text:p>
          </table:table-cell>
          <table:table-cell office:value-type="float" office:value="7689" calcext:value-type="float">
            <text:p>7689</text:p>
          </table:table-cell>
          <table:table-cell table:number-columns-repeated="23"/>
        </table:table-row>
        <table:table-row table:style-name="ro5">
          <table:table-cell/>
          <table:table-cell office:value-type="float" office:value="24876" calcext:value-type="float">
            <text:p>24876</text:p>
          </table:table-cell>
          <table:table-cell office:value-type="float" office:value="24931" calcext:value-type="float">
            <text:p>24931</text:p>
          </table:table-cell>
          <table:table-cell table:number-columns-repeated="23"/>
        </table:table-row>
        <table:table-row table:style-name="ro5">
          <table:table-cell/>
          <table:table-cell office:value-type="float" office:value="20113" calcext:value-type="float">
            <text:p>20113</text:p>
          </table:table-cell>
          <table:table-cell office:value-type="float" office:value="20159" calcext:value-type="float">
            <text:p>20159</text:p>
          </table:table-cell>
          <table:table-cell table:number-columns-repeated="23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12648" calcext:value-type="float">
            <text:p>12648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115087" calcext:value-type="float">
            <text:p>115087</text:p>
          </table:table-cell>
          <table:table-cell table:number-columns-repeated="23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1196" calcext:value-type="float">
            <text:p>1196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37713" calcext:value-type="float">
            <text:p>37713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27" calcext:value-type="float">
            <text:p>27</text:p>
          </table:table-cell>
          <table:table-cell table:number-columns-repeated="23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1198" calcext:value-type="float">
            <text:p>1198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37714" calcext:value-type="float">
            <text:p>37714</text:p>
          </table:table-cell>
          <table:table-cell table:number-columns-repeated="23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formula="of:=SUM([.B49:.B75])" office:value-type="float" office:value="288432" calcext:value-type="float">
            <text:p>288432</text:p>
          </table:table-cell>
          <table:table-cell table:formula="of:=SUM([.C49:.C75])" office:value-type="float" office:value="288866" calcext:value-type="float">
            <text:p>288866</text:p>
          </table:table-cell>
          <table:table-cell table:number-columns-repeated="23"/>
        </table:table-row>
        <table:table-row table:style-name="ro5">
          <table:table-cell table:number-columns-repeated="26"/>
        </table:table-row>
        <table:table-row table:style-name="ro5">
          <table:table-cell/>
          <table:table-cell office:value-type="float" office:value="510" calcext:value-type="float">
            <text:p>510</text:p>
          </table:table-cell>
          <table:table-cell table:formula="of:=[.C78]-[.B78]" office:value-type="float" office:value="434" calcext:value-type="float">
            <text:p>434</text:p>
          </table:table-cell>
          <table:table-cell table:number-columns-repeated="23"/>
        </table:table-row>
      </table:table>
      <table:table table:name="Einkaufslist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5">
          <table:table-cell table:style-name="ce84" office:value-type="string" calcext:value-type="string">
            <text:p>Anz</text:p>
          </table:table-cell>
          <table:table-cell table:style-name="ce84" office:value-type="string" calcext:value-type="string">
            <text:p>Posten</text:p>
          </table:table-cell>
          <table:table-cell table:style-name="ce84" office:value-type="string" calcext:value-type="string">
            <text:p>Preis</text:p>
          </table:table-cell>
          <table:table-cell table:style-name="ce84" office:value-type="string" calcext:value-type="string">
            <text:p>Summe</text:p>
          </table:table-cell>
          <table:table-cell/>
          <table:table-cell table:style-name="ce84" office:value-type="string" calcext:value-type="string">
            <text:p>Anz</text:p>
          </table:table-cell>
          <table:table-cell table:style-name="ce84" office:value-type="string" calcext:value-type="string">
            <text:p>Posten</text:p>
          </table:table-cell>
          <table:table-cell table:style-name="ce84" office:value-type="string" calcext:value-type="string">
            <text:p>Preis</text:p>
          </table:table-cell>
          <table:table-cell table:style-name="ce84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85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Tabak</text:p>
          </table:table-cell>
          <table:covered-table-cell table:style-name="ce86"/>
          <table:covered-table-cell table:number-columns-repeated="2"/>
          <table:table-cell/>
          <table:table-cell table:style-name="ce87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88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89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86" table:formula="of:=SUM([.F3:.F7])" office:value-type="float" office:value="16" calcext:value-type="float">
            <text:p>16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3:.I6])*[.I9]" office:value-type="float" office:value="132.5" calcext:value-type="float">
            <text:p>132.5</text:p>
          </table:table-cell>
          <table:table-cell/>
          <table:table-cell table:style-name="ce90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91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85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92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93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94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84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86" table:formula="of:=SUM([.A3:.A17])" office:value-type="float" office:value="20" calcext:value-type="float">
            <text:p>20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86" table:formula="of:=SUM([.F11:.F18])" office:value-type="float" office:value="11" calcext:value-type="float">
            <text:p>11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85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85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86" table:formula="of:=SUM([.A21:.A30])" office:value-type="float" office:value="13" calcext:value-type="float">
            <text:p>13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86" table:formula="of:=SUM([.F22:.F43])" office:value-type="float" office:value="96" calcext:value-type="float">
            <text:p>96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85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86" table:formula="of:=SUM([.F48:.F58])" office:value-type="float" office:value="7" calcext:value-type="float">
            <text:p>7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85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86" table:formula="of:=SUM([.F69:.F72])" office:value-type="float" office:value="3" calcext:value-type="float">
            <text:p>3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85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86" table:formula="of:=SUM([.F77:.F84])" office:value-type="float" office:value="1" calcext:value-type="float">
            <text:p>1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86" table:formula="of:=SUM([.A69:.A112])" office:value-type="float" office:value="22" calcext:value-type="float">
            <text:p>22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8" table:default-cell-style-name="ce96"/>
        <table:table-column table:style-name="co3" table:number-columns-repeated="55" table:default-cell-style-name="ce96"/>
        <table:table-row table:style-name="ro5">
          <table:table-cell table:style-name="ce95" office:value-type="string" calcext:value-type="string">
            <text:p>Prio</text:p>
          </table:table-cell>
          <table:table-cell table:style-name="ce95" office:value-type="string" calcext:value-type="string">
            <text:p>Task</text:p>
          </table:table-cell>
          <table:table-cell table:style-name="ce95" office:value-type="string" calcext:value-type="string">
            <text:p>Monatlich</text:p>
          </table:table-cell>
          <table:table-cell table:style-name="ce95" office:value-type="string" calcext:value-type="string">
            <text:p>Done</text:p>
          </table:table-cell>
          <table:table-cell table:style-name="ce95"/>
          <table:table-cell table:style-name="ce95" office:value-type="string" calcext:value-type="string">
            <text:p>Prio</text:p>
          </table:table-cell>
          <table:table-cell table:style-name="ce95" office:value-type="string" calcext:value-type="string">
            <text:p>Task</text:p>
          </table:table-cell>
          <table:table-cell table:style-name="ce95" office:value-type="string" calcext:value-type="string">
            <text:p>Done</text:p>
          </table:table-cell>
          <table:table-cell table:style-name="ce95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97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6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86" office:value-type="string" calcext:value-type="string">
            <text:p>Auszahlung</text:p>
          </table:table-cell>
          <table:table-cell table:style-name="ce86" table:formula="of:=[.B6]-[.B10]" office:value-type="float" office:value="-1290" calcext:value-type="float">
            <text:p>-1290</text:p>
          </table:table-cell>
          <table:table-cell table:style-name="ce86" table:formula="of:=[.B12]/12" office:value-type="float" office:value="-107.5" calcext:value-type="float">
            <text:p>-107.5</text:p>
          </table:table-cell>
          <table:table-cell table:style-name="ce86"/>
          <table:table-cell table:style-name="ce86" table:formula="of:=[.E6]-[.E10]" office:value-type="float" office:value="14010" calcext:value-type="float">
            <text:p>14010</text:p>
          </table:table-cell>
          <table:table-cell table:style-name="ce86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time-style style:name="N1013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 </number:text>
      <number:am-pm/>
    </number:time-style>
    <number:date-style style:name="N10137" number:language="en" number:country="US"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date-style style:name="N10135" number:language="en" number:country="US">
      <number:day/>
      <number:text>-</number:text>
      <number:month number:textual="true"/>
    </number:date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time-style style:name="N10126" number:language="en" number:country="US">
      <number:hours/>
      <number:text>:</number:text>
      <number:minutes number:style="long"/>
    </number:time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date-style style:name="N1012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Linienspitzen_20_1" draw:display-name="Linienspitzen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4.2$Linux_X86_64 LibreOffice_project/40$Build-2</meta:generator>
    <dc:date>2023-02-07T19:03:13.143117091</dc:date>
    <meta:editing-duration>P34DT6H48M38S</meta:editing-duration>
    <meta:editing-cycles>262</meta:editing-cycles>
    <meta:print-date>2022-04-06T01:20:02.443000000</meta:print-date>
    <meta:document-statistic meta:table-count="5" meta:cell-count="1053" meta:object-count="0"/>
  </office:meta>
</office:document-meta>
</file>